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5.844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395cm" fo:min-width="5.4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395cm" fo:min-width="5.048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fill="none" draw:textarea-vertical-align="middle" loext:decorative="false"/>
    </style:style>
    <style:style style:name="gr8" style:family="graphic" style:parent-style-name="objectwithoutfill">
      <style:graphic-properties svg:stroke-width="0.053cm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395cm" fo:min-width="5.14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7cm" loext:decorative="false"/>
      <style:paragraph-properties style:writing-mode="lr-tb"/>
    </style:style>
    <style:style style:name="gr12" style:family="graphic" style:parent-style-name="objectwithoutfill">
      <style:graphic-properties draw:marker-start="" draw:marker-end="Arrowheads_20_2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14.25cm" svg:y="12.05cm">
          <text:p text:style-name="P1"><text:span text:style-name="T1">$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64cm" svg:height="0.645cm" svg:x="14.15cm" svg:y="2.75cm">
          <draw:text-box>
            <text:p><text:span text:style-name="T1">Account 2</text:span></text:p>
          </draw:text-box>
        </draw:frame>
        <draw:frame draw:style-name="gr3" draw:text-style-name="P3" draw:layer="layout" svg:width="1.34cm" svg:height="0.645cm" svg:x="10.548cm" svg:y="2.75cm">
          <draw:text-box>
            <text:p><text:span text:style-name="T1">Peter</text:span></text:p>
          </draw:text-box>
        </draw:frame>
        <draw:frame draw:style-name="gr4" draw:text-style-name="P3" draw:layer="layout" svg:width="6.344cm" svg:height="0.645cm" svg:x="8.048cm" svg:y="5.805cm">
          <draw:text-box>
            <text:p><text:span text:style-name="T1">Compute difference: $10 - $20 = -$10</text:span></text:p>
          </draw:text-box>
        </draw:frame>
        <draw:frame draw:style-name="gr5" draw:text-style-name="P3" draw:layer="layout" svg:width="5.9cm" svg:height="0.645cm" svg:x="8.249cm" svg:y="7.006cm">
          <draw:text-box>
            <text:p><text:span text:style-name="T1">set! account1 to $10 - (-$10) = $20</text:span></text:p>
          </draw:text-box>
        </draw:frame>
        <draw:frame draw:style-name="gr6" draw:text-style-name="P3" draw:layer="layout" svg:width="5.548cm" svg:height="0.645cm" svg:x="8.3cm" svg:y="11.05cm">
          <draw:text-box>
            <text:p><text:span text:style-name="T1">set! account2 to $30 - $10 = $20</text:span></text:p>
          </draw:text-box>
        </draw:frame>
        <draw:custom-shape draw:style-name="gr1" draw:text-style-name="P2" draw:layer="layout" svg:width="2cm" svg:height="2cm" svg:x="14.251cm" svg:y="3.501cm">
          <text:p text:style-name="P1"><text:span text:style-name="T1">$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" draw:layer="layout" svg:width="2.999cm" svg:height="1.249cm" draw:transform="rotate (-3.14159265358979) translate (14.25cm 5.75cm)" svg:viewBox="0 0 3000 1250" svg:d="M0 1250c2750 0 3000-1250 3000-1250">
          <text:p/>
        </draw:path>
        <draw:line draw:style-name="gr7" draw:text-style-name="P4" draw:layer="layout" svg:x1="11.15cm" svg:y1="6.45cm" svg:x2="11.15cm" svg:y2="7.006cm">
          <text:p/>
        </draw:line>
        <draw:line draw:style-name="gr7" draw:text-style-name="P4" draw:layer="layout" svg:x1="11.15cm" svg:y1="7.651cm" svg:x2="11.15cm" svg:y2="11.05cm">
          <text:p/>
        </draw:line>
        <draw:path draw:style-name="gr7" draw:text-style-name="P4" draw:layer="layout" svg:width="1.249cm" svg:height="2.999cm" draw:transform="rotate (-1.5707963267949) translate (14.25cm 11.7cm)" svg:viewBox="0 0 1250 3000" svg:d="M0 3000c1250 0 1250-3000 1250-3000">
          <text:p/>
        </draw:path>
        <draw:line draw:style-name="gr8" draw:text-style-name="P4" draw:layer="layout" svg:x1="5.35cm" svg:y1="2.35cm" svg:x2="5.35cm" svg:y2="14.35cm">
          <text:p/>
        </draw:line>
        <draw:frame draw:style-name="gr9" draw:text-style-name="P3" draw:layer="layout" svg:width="1.162cm" svg:height="0.645cm" svg:x="4.85cm" svg:y="14.3cm">
          <draw:text-box>
            <text:p><text:span text:style-name="T1">time</text:span></text:p>
          </draw:text-box>
        </draw:frame>
        <draw:custom-shape draw:style-name="gr1" draw:text-style-name="P2" draw:layer="layout" svg:width="2cm" svg:height="2cm" svg:x="6.15cm" svg:y="8.65cm">
          <text:p text:style-name="P1"><text:span text:style-name="T1">$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64cm" svg:height="0.645cm" svg:x="6.05cm" svg:y="2.75cm">
          <draw:text-box>
            <text:p><text:span text:style-name="T1">Account 1</text:span></text:p>
          </draw:text-box>
        </draw:frame>
        <draw:custom-shape draw:style-name="gr1" draw:text-style-name="P2" draw:layer="layout" svg:width="2cm" svg:height="2cm" svg:x="6.151cm" svg:y="3.501cm">
          <text:p text:style-name="P1"><text:span text:style-name="T1">$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" draw:layer="layout" svg:width="2.999cm" svg:height="1.249cm" draw:transform="rotate (-3.14159265358979) translate (11.125cm 5.75cm)" svg:viewBox="0 0 3000 1250" svg:d="M3000 1250c-2750 0-3000-1250-3000-1250">
          <text:p/>
        </draw:path>
        <draw:frame draw:style-name="gr2" draw:text-style-name="P3" draw:layer="layout" svg:width="2.064cm" svg:height="0.645cm" svg:x="22.251cm" svg:y="2.751cm">
          <draw:text-box>
            <text:p><text:span text:style-name="T1">Account 3</text:span></text:p>
          </draw:text-box>
        </draw:frame>
        <draw:frame draw:style-name="gr3" draw:text-style-name="P3" draw:layer="layout" svg:width="1.34cm" svg:height="0.645cm" svg:x="18.649cm" svg:y="2.751cm">
          <draw:text-box>
            <text:p><text:span text:style-name="T1">Paul</text:span></text:p>
          </draw:text-box>
        </draw:frame>
        <draw:frame draw:style-name="gr4" draw:text-style-name="P3" draw:layer="layout" svg:width="6.344cm" svg:height="0.645cm" svg:x="16.049cm" svg:y="6.606cm">
          <draw:text-box>
            <text:p><text:span text:style-name="T1">Compute difference: $20 - $30 = -$10</text:span></text:p>
          </draw:text-box>
        </draw:frame>
        <draw:frame draw:style-name="gr5" draw:text-style-name="P3" draw:layer="layout" svg:width="5.9cm" svg:height="0.645cm" svg:x="16.25cm" svg:y="7.807cm">
          <draw:text-box>
            <text:p><text:span text:style-name="T1">set! account2 to $20 - (-$10) = $30</text:span></text:p>
          </draw:text-box>
        </draw:frame>
        <draw:frame draw:style-name="gr10" draw:text-style-name="P3" draw:layer="layout" svg:width="5.646cm" svg:height="0.645cm" svg:x="16.501cm" svg:y="11.051cm">
          <draw:text-box>
            <text:p><text:span text:style-name="T1">set! account 3 to $30 - $10 = $20</text:span></text:p>
          </draw:text-box>
        </draw:frame>
        <draw:custom-shape draw:style-name="gr1" draw:text-style-name="P2" draw:layer="layout" svg:width="2cm" svg:height="2cm" svg:x="22.352cm" svg:y="3.502cm">
          <text:p text:style-name="P1"><text:span text:style-name="T1">$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9.351cm" svg:y1="7.251cm" svg:x2="19.351cm" svg:y2="7.807cm">
          <text:p/>
        </draw:line>
        <draw:line draw:style-name="gr7" draw:text-style-name="P4" draw:layer="layout" svg:x1="19.351cm" svg:y1="8.452cm" svg:x2="19.351cm" svg:y2="11.051cm">
          <text:p/>
        </draw:line>
        <draw:frame draw:style-name="gr11" draw:text-style-name="P3" draw:layer="layout" svg:width="5.307cm" svg:height="0.645cm" svg:x="8.693cm" svg:y="3.3cm">
          <draw:text-box>
            <text:p><text:span text:style-name="T1">(exchange account1 account2)</text:span></text:p>
          </draw:text-box>
        </draw:frame>
        <draw:frame draw:style-name="gr11" draw:text-style-name="P3" draw:layer="layout" svg:width="5.307cm" svg:height="0.645cm" svg:x="16.693cm" svg:y="3.3cm">
          <draw:text-box>
            <text:p><text:span text:style-name="T1">(exchange account2 account3)</text:span></text:p>
          </draw:text-box>
        </draw:frame>
        <draw:path draw:style-name="gr12" draw:text-style-name="P4" draw:layer="layout" svg:width="3.399cm" svg:height="0.718cm" draw:transform="rotate (-2.51275052409624) translate (11.3728116055929cm 8.23230993227928cm)" svg:viewBox="0 0 3400 719" svg:d="M0 719c1176-1618 3400 0 3400 0">
          <text:p/>
        </draw:path>
        <draw:custom-shape draw:style-name="gr1" draw:text-style-name="P2" draw:layer="layout" svg:width="2cm" svg:height="2cm" svg:x="14.25cm" svg:y="8.75cm">
          <text:p text:style-name="P1"><text:span text:style-name="T1">$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" draw:layer="layout" svg:width="1.249cm" svg:height="2.999cm" draw:transform="rotate (1.5707963267949) translate (16.261cm 9.702cm)" svg:viewBox="0 0 1250 3000" svg:d="M1250 3000c-1250 0-1250-3000-1250-3000">
          <text:p/>
        </draw:path>
        <draw:custom-shape draw:style-name="gr1" draw:text-style-name="P2" draw:layer="layout" svg:width="2cm" svg:height="2cm" svg:x="22.35cm" svg:y="12.046cm">
          <text:p text:style-name="P1"><text:span text:style-name="T1">$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" draw:layer="layout" svg:width="1.249cm" svg:height="2.999cm" draw:transform="rotate (-1.5707963267949) translate (22.35cm 11.696cm)" svg:viewBox="0 0 1250 3000" svg:d="M0 3000c1250 0 1250-3000 1250-300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3:22:51.849330755</meta:creation-date>
    <dc:date>2025-08-04T22:39:42.698462083</dc:date>
    <meta:editing-duration>PT12M52S</meta:editing-duration>
    <meta:editing-cycles>4</meta:editing-cycles>
    <meta:generator>LibreOffice/24.2.7.2$Linux_X86_64 LibreOffice_project/420$Build-2</meta:generator>
    <meta:document-statistic meta:object-count="32"/>
  </office:meta>
</office:document-meta>
</file>